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9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officeooo:paragraph-rsid="00074163" style:font-weight-asian="normal" style:font-weight-complex="normal"/>
    </style:style>
    <style:style style:name="P2" style:family="paragraph" style:parent-style-name="Standard">
      <style:text-properties fo:font-weight="normal" officeooo:paragraph-rsid="00074163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74163" style:font-weight-asian="bold" style:font-weight-complex="bold"/>
    </style:style>
    <style:style style:name="T1" style:family="text">
      <style:text-properties officeooo:rsid="00074163"/>
    </style:style>
    <style:style style:name="T2" style:family="text">
      <style:text-properties officeooo:rsid="001efbe7"/>
    </style:style>
    <style:style style:name="T3" style:family="text">
      <style:text-properties officeooo:rsid="0020a432"/>
    </style:style>
    <style:style style:name="T4" style:family="text">
      <style:text-properties officeooo:rsid="00258a40"/>
    </style:style>
    <style:style style:name="T5" style:family="text">
      <style:text-properties officeooo:rsid="0021606c"/>
    </style:style>
    <style:style style:name="T6" style:family="text">
      <style:text-properties officeooo:rsid="0026dc20"/>
    </style:style>
    <style:style style:name="T7" style:family="text">
      <style:text-properties officeooo:rsid="0022c3c3"/>
    </style:style>
    <style:style style:name="T8" style:family="text">
      <style:text-properties officeooo:rsid="00238589"/>
    </style:style>
    <style:style style:name="T9" style:family="text">
      <style:text-properties officeooo:rsid="0008d3f4"/>
    </style:style>
    <style:style style:name="T10" style:family="text">
      <style:text-properties officeooo:rsid="00145d5a"/>
    </style:style>
    <style:style style:name="T11" style:family="text">
      <style:text-properties officeooo:rsid="00162f3c"/>
    </style:style>
    <style:style style:name="T12" style:family="text">
      <style:text-properties officeooo:rsid="0016dce8"/>
    </style:style>
    <style:style style:name="T13" style:family="text">
      <style:text-properties officeooo:rsid="00176fbc"/>
    </style:style>
    <style:style style:name="T14" style:family="text">
      <style:text-properties officeooo:rsid="0018a1f4"/>
    </style:style>
    <style:style style:name="T15" style:family="text">
      <style:text-properties officeooo:rsid="00197c14"/>
    </style:style>
    <style:style style:name="T16" style:family="text">
      <style:text-properties officeooo:rsid="00197eae"/>
    </style:style>
    <style:style style:name="T17" style:family="text">
      <style:text-properties officeooo:rsid="001b0d3e"/>
    </style:style>
    <style:style style:name="T18" style:family="text">
      <style:text-properties officeooo:rsid="001c155a"/>
    </style:style>
    <style:style style:name="T19" style:family="text">
      <style:text-properties officeooo:rsid="001dbdc3"/>
    </style:style>
    <style:style style:name="T20" style:family="text">
      <style:text-properties officeooo:rsid="001e959d"/>
    </style:style>
    <style:style style:name="T21" style:family="text">
      <style:text-properties officeooo:rsid="001f3ba6"/>
    </style:style>
    <style:style style:name="T22" style:family="text">
      <style:text-properties officeooo:rsid="0008d9cb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ximum </text:span><text:span text:style-name="T22">sum among all possible </text:span><text:span text:style-name="T1">subsequence</text:span><text:span text:style-name="T22">s</text:span><text:span text:style-name="T1"> of contiguous numbers </text:span><text:span text:style-name="T22">in a given sequence</text:span></text:p>
      <text:p text:style-name="Standard"><text:span text:style-name="T1"/></text:p>
      <text:p text:style-name="P4"><text:span text:style-name="T1">Problem statement</text:span></text:p>
      <text:p text:style-name="P2"><text:span text:style-name="T9">Given a sequence</text:span><text:span text:style-name="T9"><draw:frame draw:style-name="fr1" draw:name="Object18" text:anchor-type="as-char" svg:y="-0.1484in" svg:width="0.8083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, design a </text:span><text:span text:style-name="T9"><draw:frame draw:style-name="fr1" draw:name="Object19" text:anchor-type="as-char" svg:y="-0.152in" svg:width="0.4283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 algorithm to compute </text:span><text:span text:style-name="T10">the maximum subsequence of contiguous numbers</text:span></text:p>
      <text:p text:style-name="P2"><text:span text:style-name="T10"/></text:p>
      <text:p text:style-name="P4"><text:span text:style-name="T10"><draw:frame draw:style-name="fr1" draw:name="Object1" text:anchor-type="as-char" svg:y="-0.172in" svg:width="0.4791in" svg:height="0.2201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"> </text:span><text:span text:style-name="T1">algorithm</text:span></text:p>
      <text:list xml:id="list1204589163159113841" text:style-name="L1">
        <text:list-item>
          <text:p text:style-name="P1"><text:span text:style-name="T11">Use three loops. </text:span></text:p>
          <text:list>
            <text:list-item>
              <text:p text:style-name="P1"><text:span text:style-name="T11">The outermost one maintains the variant pointing to the start of </text:span><text:span text:style-name="T12">an</text:span><text:span text:style-name="T11"> interval. </text:span></text:p>
            </text:list-item>
            <text:list-item>
              <text:p text:style-name="P1"><text:span text:style-name="T11">The middle one maintains a variant pointing to the end of </text:span><text:span text:style-name="T12">the same </text:span><text:span text:style-name="T11">interval.</text:span></text:p>
            </text:list-item>
            <text:list-item>
              <text:p text:style-name="P1"><text:span text:style-name="T11">The last one </text:span><text:span text:style-name="T12">iterates though the elements </text:span><text:span text:style-name="T13">in the interval defined above</text:span><text:span text:style-name="T12"> and finds the sum of the </text:span><text:span text:style-name="T14">associated </text:span><text:span text:style-name="T13">subsequence.</text:span></text:p>
            </text:list-item>
          </text:list>
        </text:list-item>
      </text:list>
      <text:p text:style-name="P2"><text:span text:style-name="T14"/></text:p>
      <text:p text:style-name="P2"><text:span text:style-name="T14"><draw:frame draw:style-name="fr1" draw:name="Object2" text:anchor-type="as-char" svg:y="-0.172in" svg:width="0.4783in" svg:height="0.2201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 </text:span><text:span text:style-name="T1">algorithm</text:span></text:p>
      <text:list xml:id="list527880928" text:continue-numbering="true" text:style-name="L1">
        <text:list-item>
          <text:p text:style-name="P1"><text:span text:style-name="T14">The solution can be made</text:span><text:span text:style-name="T14"><draw:frame draw:style-name="fr1" draw:name="Object23" text:anchor-type="as-char" svg:y="-0.172in" svg:width="0.4783in" svg:height="0.2201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by observing that the </text:span><text:span text:style-name="T15">sum of the subsequence </text:span><text:span text:style-name="T15"><draw:frame draw:style-name="fr1" draw:name="Object21" text:anchor-type="as-char" svg:y="-0.1484in" svg:width="0.9728in" svg:height="0.2091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5"> </text:span><text:span text:style-name="T16">is </text:span><text:span text:style-name="T16"><draw:frame draw:style-name="fr1" draw:name="Object22" text:anchor-type="as-char" svg:y="-0.1484in" svg:width="0.6571in" svg:height="0.209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. The third loop does redundant work in calculating the </text:span><text:span text:style-name="T17"><draw:frame draw:style-name="fr1" draw:name="Object24" text:anchor-type="as-char" svg:y="-0.1484in" svg:width="0.2752in" svg:height="0.2091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7"> by iterating through</text:span><text:span text:style-name="T17"><draw:frame draw:style-name="fr1" draw:name="Object25" text:anchor-type="as-char" svg:y="-0.1484in" svg:width="0.5516in" svg:height="0.209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</text:list>
      <text:p text:style-name="P2"><text:span text:style-name="T17"/></text:p>
      <text:p text:style-name="P2"><text:span text:style-name="T17"><draw:frame draw:style-name="fr1" draw:name="Object3" text:anchor-type="as-char" svg:y="-0.152in" svg:width="0.4299in" svg:height="0.200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7"> </text:span><text:span text:style-name="T1">algorithm</text:span></text:p>
      <text:list xml:id="list1121764866" text:continue-numbering="true" text:style-name="L1">
        <text:list-item>
          <text:p text:style-name="P1"><text:span text:style-name="T18"><draw:frame draw:style-name="fr1" draw:name="Object28" text:anchor-type="as-char" svg:y="-0.152in" svg:width="0.4299in" svg:height="0.200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8">solution </text:span><text:span text:style-name="T19">can be got by interpreting the sum of a contiguous subsequence,</text:span><text:span text:style-name="T19"><draw:frame draw:style-name="fr1" draw:name="Object27" text:anchor-type="as-char" svg:y="-0.1484in" svg:width="0.2752in" svg:height="0.2091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9">as </text:span><text:span text:style-name="T19"><draw:frame draw:style-name="fr1" draw:name="Object26" text:anchor-type="as-char" svg:y="-0.1484in" svg:width="0.6075in" svg:height="0.2091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9">. </text:span><text:span text:style-name="T20">Now the maximum of all sums of contiguous subsequences </text:span><text:span text:style-name="T2">is</text:span><text:span text:style-name="T2"><draw:frame draw:style-name="fr1" draw:name="Object29" text:anchor-type="as-char" svg:y="-0.152in" svg:width="1.1799in" svg:height="0.2126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 which can be found out in linear time as above provided we have an auxiliary array containing sums of subsequences of the form </text:span><text:span text:style-name="T2"><draw:frame draw:style-name="fr1" draw:name="Object30" text:anchor-type="as-char" svg:y="-0.1484in" svg:width="0.2835in" svg:height="0.2091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. This kind of auxil</text:span><text:span text:style-name="T21">i</text:span><text:span text:style-name="T2">ary array can be easily formed in linear time.<text:tab/></text:span></text:p>
        </text:list-item>
      </text:list>
      <text:p text:style-name="P2"><text:span text:style-name="T2"/></text:p>
      <text:p text:style-name="P2"><text:span text:style-name="T1">Another</text:span><text:span text:style-name="T17"><draw:frame draw:style-name="fr1" draw:name="Object4" text:anchor-type="as-char" svg:y="-0.152in" svg:width="0.4299in" svg:height="0.200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algorithm</text:span></text:p>
      <text:list xml:id="list1020826039" text:continue-numbering="true" text:style-name="L1">
        <text:list-item>
          <text:p text:style-name="P1"><text:span text:style-name="T2">Another </text:span><text:span text:style-name="T3">more clear solution can be got by interpreting the nature of data. Since the data is numeric, </text:span><text:span text:style-name="T4">all possible candidate subsequences can be seen as being seperated by negative numbers. T</text:span><text:span text:style-name="T5">he maximum of the sum of all contiguous subsequences is the one of among the</text:span><text:span text:style-name="T4">m. </text:span><text:span text:style-name="T6">T</text:span><text:span text:style-name="T7">hus this algorithm works by finding the sum of those all those subsequences </text:span><text:span text:style-name="T8">and thus the max of those in a single pass </text:span><text:span text:style-name="T4">making this a</text:span><text:span text:style-name="T6"><draw:frame draw:style-name="fr1" draw:name="Object31" text:anchor-type="as-char" svg:y="-0.152in" svg:width="0.4283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6">running ti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19:01:46</meta:creation-date>
    <dc:title>T1</dc:title>
    <meta:editing-duration>PT40S</meta:editing-duration>
    <meta:editing-cycles>4</meta:editing-cycles>
    <meta:generator>LibreOffice/4.0.2.2$Linux_x86 LibreOffice_project/400m0$Build-2</meta:generator>
    <meta:initial-creator>Kempa </meta:initial-creator>
    <dc:date>2013-08-23T19:04:56</dc:date>
    <dc:creator>Kempa </dc:creator>
    <meta:document-statistic meta:table-count="0" meta:image-count="0" meta:object-count="17" meta:page-count="1" meta:paragraph-count="14" meta:word-count="248" meta:character-count="1435" meta:non-whitespace-character-count="1199"/>
    <meta:template xlink:type="simple" xlink:actuate="onRequest" xlink:title="T1" xlink:href="../../../../.config/libreoffice/4/user/template/T1.ott" meta:date="2013-08-23T19:01:44"/>
  </office:meta>
</office:document-meta>
</file>

<file path=Object 1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 %THETA(n)</annotation>
  </semantics>
</math>
</file>

<file path=Object 10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 </annotation>
  </semantics>
</math>
</file>

<file path=Object 11/content.xml><?xml version="1.0" encoding="utf-8"?>
<math xmlns="http://www.w3.org/1998/Math/MathML">
  <semantics>
    <mrow>
      <msub>
        <mi>s</mi>
        <mrow>
          <mi>i</mi>
          <mi>,</mi>
          <mi>j</mi>
        </mrow>
      </msub>
    </mrow>
    <annotation encoding="StarMath 5.0"> s_{i,j} </annotation>
  </semantics>
</math>
</file>

<file path=Object 12/content.xml><?xml version="1.0" encoding="utf-8"?>
<math xmlns="http://www.w3.org/1998/Math/MathML">
  <semantics>
    <mrow>
      <msub>
        <mi>s</mi>
        <mrow>
          <mn>1,</mn>
          <mi>j</mi>
        </mrow>
      </msub>
      <mi>–</mi>
      <msub>
        <mi>s</mi>
        <mrow>
          <mn>1,</mn>
          <mi>i</mi>
        </mrow>
      </msub>
    </mrow>
    <annotation encoding="StarMath 5.0">s_{1,j} – s_{1, i}</annotation>
  </semantics>
</math>
</file>

<file path=Object 13/content.xml><?xml version="1.0" encoding="utf-8"?>
<math xmlns="http://www.w3.org/1998/Math/MathML">
  <semantics>
    <mrow>
      <msub>
        <mi mathvariant="italic">max</mi>
        <mrow>
          <mrow>
            <mi>i</mi>
            <mo stretchy="false">&lt;</mo>
            <mi>j</mi>
          </mrow>
        </mrow>
      </msub>
      <mrow>
        <mo stretchy="false">(</mo>
        <mrow>
          <mrow>
            <msub>
              <mi>s</mi>
              <mrow>
                <mn>1,</mn>
                <mi>j</mi>
              </mrow>
            </msub>
            <mo stretchy="false">−</mo>
            <msub>
              <mi>s</mi>
              <mrow>
                <mn>1,</mn>
                <mi>i</mi>
              </mrow>
            </msub>
          </mrow>
        </mrow>
        <mo stretchy="false">)</mo>
      </mrow>
    </mrow>
    <annotation encoding="StarMath 5.0"> max_{i &lt; j} (s_{1, j} - s_{1, i})</annotation>
  </semantics>
</math>
</file>

<file path=Object 14/content.xml><?xml version="1.0" encoding="utf-8"?>
<math xmlns="http://www.w3.org/1998/Math/MathML">
  <semantics>
    <mrow>
      <msub>
        <mi>s</mi>
        <mrow>
          <mn>1,</mn>
          <mi>j</mi>
        </mrow>
      </msub>
    </mrow>
    <annotation encoding="StarMath 5.0">s_{1, j}</annotation>
  </semantics>
</math>
</file>

<file path=Object 15/content.xml><?xml version="1.0" encoding="utf-8"?>
<math xmlns="http://www.w3.org/1998/Math/MathML">
  <semantics>
    <mrow>
      <mi>O</mi>
      <mrow>
        <mo stretchy="false">(</mo>
        <mrow>
          <msup>
            <mi>n</mi>
            <mn>3</mn>
          </msup>
        </mrow>
        <mo stretchy="false">)</mo>
      </mrow>
    </mrow>
    <annotation encoding="StarMath 5.0"> O(n^3)</annotation>
  </semantics>
</math>
</file>

<file path=Object 16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 </annotation>
  </semantics>
</math>
</file>

<file path=Object 17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 </annotation>
  </semantics>
</math>
</file>

<file path=Object 2/content.xml><?xml version="1.0" encoding="utf-8"?>
<math xmlns="http://www.w3.org/1998/Math/MathML">
  <semantics>
    <mrow>
      <msub>
        <mi>a</mi>
        <mn>1,</mn>
      </msub>
      <msub>
        <mi>a</mi>
        <mn>2,</mn>
      </msub>
      <mi>…</mi>
      <mi>,</mi>
      <msub>
        <mi>a</mi>
        <mi>n</mi>
      </msub>
    </mrow>
    <annotation encoding="StarMath 5.0">a_1, a_2, …, a_n</annotation>
  </semantics>
</math>
</file>

<file path=Object 3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4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 O(n^2) </annotation>
  </semantics>
</math>
</file>

<file path=Object 5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 O(n^2) </annotation>
  </semantics>
</math>
</file>

<file path=Object 6/content.xml><?xml version="1.0" encoding="utf-8"?>
<math xmlns="http://www.w3.org/1998/Math/MathML">
  <semantics>
    <mrow>
      <mrow>
        <msub>
          <mi>s</mi>
          <mrow>
            <mi>i</mi>
            <mi>,</mi>
            <mi>j</mi>
          </mrow>
        </msub>
        <mo stretchy="false">=</mo>
        <msub>
          <mi>a</mi>
          <mi>i</mi>
        </msub>
      </mrow>
      <mi>,</mi>
      <mi>…</mi>
      <mi>,</mi>
      <msub>
        <mi>a</mi>
        <mi>j</mi>
      </msub>
    </mrow>
    <annotation encoding="StarMath 5.0">s_{i,j} = a_i, …, a_j</annotation>
  </semantics>
</math>
</file>

<file path=Object 7/content.xml><?xml version="1.0" encoding="utf-8"?>
<math xmlns="http://www.w3.org/1998/Math/MathML">
  <semantics>
    <mrow>
      <mrow>
        <msub>
          <mi>s</mi>
          <mrow>
            <mi>i</mi>
            <mi>,</mi>
            <mrow>
              <mi>j</mi>
              <mo stretchy="false">−</mo>
              <mn>1</mn>
            </mrow>
          </mrow>
        </msub>
        <mo stretchy="false">+</mo>
        <msub>
          <mi>a</mi>
          <mi>j</mi>
        </msub>
      </mrow>
    </mrow>
    <annotation encoding="StarMath 5.0">s_{i, j-1} + a_j</annotation>
  </semantics>
</math>
</file>

<file path=Object 8/content.xml><?xml version="1.0" encoding="utf-8"?>
<math xmlns="http://www.w3.org/1998/Math/MathML">
  <semantics>
    <mrow>
      <msub>
        <mi>s</mi>
        <mrow>
          <mi>i</mi>
          <mi>,</mi>
          <mi>j</mi>
        </mrow>
      </msub>
    </mrow>
    <annotation encoding="StarMath 5.0">s_{i,j}</annotation>
  </semantics>
</math>
</file>

<file path=Object 9/content.xml><?xml version="1.0" encoding="utf-8"?>
<math xmlns="http://www.w3.org/1998/Math/MathML">
  <semantics>
    <mrow>
      <msub>
        <mi>a</mi>
        <mi>i</mi>
      </msub>
      <mi>,</mi>
      <mn>...</mn>
      <msub>
        <mi>a</mi>
        <mi>j</mi>
      </msub>
    </mrow>
    <annotation encoding="StarMath 5.0"> a_i,...a_j</annotation>
  </semantics>
</math>
</file>